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fb36" officeooo:paragraph-rsid="0009fb36"/>
    </style:style>
    <style:style style:name="P2" style:family="paragraph" style:parent-style-name="Standard">
      <style:text-properties officeooo:rsid="000a1719" officeooo:paragraph-rsid="000a1719"/>
    </style:style>
    <style:style style:name="P3" style:family="paragraph" style:parent-style-name="Standard">
      <style:text-properties officeooo:rsid="000a1719" officeooo:paragraph-rsid="000aa2b6"/>
    </style:style>
    <style:style style:name="P4" style:family="paragraph" style:parent-style-name="Standard">
      <style:text-properties fo:font-weight="bold" officeooo:rsid="0009fb36" officeooo:paragraph-rsid="0009fb36" style:font-weight-asian="bold" style:font-weight-complex="bold"/>
    </style:style>
    <style:style style:name="P5" style:family="paragraph" style:parent-style-name="Standard">
      <style:text-properties fo:font-weight="bold" officeooo:rsid="000a1719" officeooo:paragraph-rsid="000a1719" style:font-weight-asian="bold" style:font-weight-complex="bold"/>
    </style:style>
    <style:style style:name="P6" style:family="paragraph" style:parent-style-name="Table_20_Contents">
      <style:text-properties officeooo:rsid="000bf7ba" officeooo:paragraph-rsid="000bf7ba"/>
    </style:style>
    <style:style style:name="T1" style:family="text">
      <style:text-properties officeooo:rsid="000a1719"/>
    </style:style>
    <style:style style:name="T2" style:family="text">
      <style:text-properties officeooo:rsid="000aa2b6"/>
    </style:style>
    <style:style style:name="T3" style:family="text">
      <style:text-properties style:text-underline-style="solid" style:text-underline-width="auto" style:text-underline-color="font-color" officeooo:rsid="000aa2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адача 1.</text:p>
      <text:p text:style-name="P1"><text:tab/>Инопланетянин Акмелот, у которого имеется три ноги, играет в инопланетный Dance Dance Revolution — игра, где нужно нажимать на различные плитки ногами в такт музыке. Эта версия DDR содержит плитки, которые расположены в один ряд и пронумерованы от 1 до 1000. Изначально ноги Акмелота стоят на плитках с номерами M, N, K (M &lt; N &lt; K). Правила танца следующие:</text:p>
      <text:p text:style-name="P1"><text:tab/>1. На одной плитке — не более одной ноги</text:p>
      <text:p text:style-name="P1"><text:tab/>2. За одно движение одна из крайних ног (M или K) может встать на плитку, которая находится ровно посередине двух оставшихся ног (Между M и N или N и K). Если количество плиток между ногами — четное, то можно встать на любую из двух центральных.</text:p>
      <text:p text:style-name="P1"><text:tab/><text:span text:style-name="T1">Необходимо определить, какое наибольшее число движений может сделать Акмелот.</text:span></text:p>
      <text:p text:style-name="P1"/>
      <text:p text:style-name="P2"><text:tab/>Программа получает на вход три числа M, N, K в отдельных строках.</text:p>
      <text:p text:style-name="P2"><text:tab/>Программа должна вывести одно число — максимальное число движений Акмелота.</text:p>
      <text:p text:style-name="P2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6">Ввод</text:p>
          </table:table-cell>
          <table:table-cell table:style-name="Таблица1.B1" office:value-type="string">
            <text:p text:style-name="P6">Вывод</text:p>
          </table:table-cell>
        </table:table-row>
        <table:table-row>
          <table:table-cell table:style-name="Таблица1.A2" office:value-type="string">
            <text:p text:style-name="P6">1</text:p>
            <text:p text:style-name="P6">5</text:p>
            <text:p text:style-name="P6">12</text:p>
          </table:table-cell>
          <table:table-cell table:style-name="Таблица1.B2" office:value-type="string">
            <text:p text:style-name="P6">2</text:p>
          </table:table-cell>
        </table:table-row>
      </table:table>
      <text:p text:style-name="P2"/>
      <text:p text:style-name="P2"/>
      <text:p text:style-name="P5">Задача 2.</text:p>
      <text:p text:style-name="P3"><text:tab/>Арсений — владелец 10 огромных отелей на берегу моря. В некоторых отелях слишком много человек и многие жильцы жалуются на слишком большую загруженность. В некоторых наоборот практически нет людей и они жалуются на пустынность и то, что «поговорить не с кем». </text:p>
      <text:p text:style-name="P3"><text:tab/>Арсений решает <text:span text:style-name="T2">решить эту проблему, переселив жителей таким образом, чтобы в каждой отеле было одинаковое количество людей. За </text:span><text:span text:style-name="T3">один</text:span><text:span text:style-name="T2"> заказ автобусов, можно перевести </text:span><text:span text:style-name="T3">любое</text:span><text:span text:style-name="T2"> количество людей из </text:span><text:span text:style-name="T3">одного отеля</text:span><text:span text:style-name="T2"> в </text:span><text:span text:style-name="T3">любое количество других</text:span><text:span text:style-name="T2"> отелей. Вам необходимо определить, какое минимальное количество заказов необходимо сделать Арсению, чтобы добиться одинакового количества людей в каждом отеле.</text:span></text:p>
      <text:p text:style-name="P3"><text:tab/><text:span text:style-name="T2">Программа получает на вход 10 целых чисел на разных строчках — количество людей в соответствующем отеле. </text:span></text:p>
      <text:p text:style-name="P3"><text:tab/><text:span text:style-name="T2">Программа должна вывести одно число — минимальное количество заказов.</text:span></text:p>
      <text:p text:style-name="P3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6">Ввод</text:p>
          </table:table-cell>
          <table:table-cell table:style-name="Таблица2.B1" office:value-type="string">
            <text:p text:style-name="P6">Вывод</text:p>
          </table:table-cell>
        </table:table-row>
        <table:table-row>
          <table:table-cell table:style-name="Таблица2.A2" office:value-type="string">
            <text:p text:style-name="P6">200</text:p>
            <text:p text:style-name="P6">100</text:p>
            <text:p text:style-name="P6">23</text:p>
            <text:p text:style-name="P6">45</text:p>
            <text:p text:style-name="P6">85</text:p>
            <text:p text:style-name="P6">12</text:p>
            <text:p text:style-name="P6">356</text:p>
            <text:p text:style-name="P6">48</text:p>
            <text:p text:style-name="P6">2</text:p>
            <text:p text:style-name="P6">46</text:p>
          </table:table-cell>
          <table:table-cell table:style-name="Таблица2.B2" office:value-type="string">
            <text:p text:style-name="P6">3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50:10.217864586</meta:creation-date>
    <dc:date>2016-10-02T14:36:20.636952081</dc:date>
    <meta:editing-duration>PT23M59S</meta:editing-duration>
    <meta:editing-cycles>2</meta:editing-cycles>
    <meta:generator>LibreOffice/5.1.4.2$Linux_X86_64 LibreOffice_project/10m0$Build-2</meta:generator>
    <meta:document-statistic meta:table-count="2" meta:image-count="0" meta:object-count="0" meta:page-count="1" meta:paragraph-count="31" meta:word-count="279" meta:character-count="1756" meta:non-whitespace-character-count="1489"/>
  </office:meta>
</office:document-meta>
</file>